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18cm"/>
    </style:style>
    <style:style style:name="co2" style:family="table-column">
      <style:table-column-properties fo:break-before="auto" style:column-width="2.693cm"/>
    </style:style>
    <style:style style:name="co3" style:family="table-column">
      <style:table-column-properties fo:break-before="auto" style:column-width="1.722cm"/>
    </style:style>
    <style:style style:name="co4" style:family="table-column">
      <style:table-column-properties fo:break-before="auto" style:column-width="2.219cm"/>
    </style:style>
    <style:style style:name="co5" style:family="table-column">
      <style:table-column-properties fo:break-before="auto" style:column-width="2.344cm"/>
    </style:style>
    <style:style style:name="co6" style:family="table-column">
      <style:table-column-properties fo:break-before="auto" style:column-width="1.796cm"/>
    </style:style>
    <style:style style:name="co7" style:family="table-column">
      <style:table-column-properties fo:break-before="auto" style:column-width="1.92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5"/>
    <style:style style:name="ce2" style:family="table-cell" style:parent-style-name="Default" style:data-style-name="N114"/>
  </office:automatic-styles>
  <office:body>
    <office:spreadsheet>
      <table:calculation-settings table:automatic-find-labels="false" table:use-regular-expressions="false" table:use-wildcards="true"/>
      <table:table table:name="Invertující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6" table:default-cell-style-name="Default"/>
        <table:table-row table:style-name="ro1">
          <table:table-cell office:value-type="string" calcext:value-type="string">
            <text:p>R1 = R2 (Ohm)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Au skutečný</text:p>
          </table:table-cell>
          <table:table-cell office:value-type="string" calcext:value-type="string">
            <text:p>Au jmenovité</text:p>
          </table:table-cell>
          <table:table-cell office:value-type="string" calcext:value-type="string">
            <text:p>Delta Au</text:p>
          </table:table-cell>
          <table:table-cell office:value-type="string" calcext:value-type="string">
            <text:p>delta Au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Rvst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Delta U2</text:p>
          </table:table-cell>
          <table:table-cell office:value-type="string" calcext:value-type="string">
            <text:p>- Delta I2</text:p>
          </table:table-cell>
          <table:table-cell office:value-type="string" calcext:value-type="string">
            <text:p>Rvýst</text:p>
          </table:table-cell>
        </table:table-row>
        <table:table-row table:style-name="ro1">
          <table:table-cell office:value-type="float" office:value="1000" calcext:value-type="float">
            <text:p>1 000,00000</text:p>
          </table:table-cell>
          <table:table-cell table:formula="of:=40*10^-3" office:value-type="float" office:value="0.04" calcext:value-type="float">
            <text:p>0,04000</text:p>
          </table:table-cell>
          <table:table-cell table:formula="of:=-56.89*10^-3" office:value-type="float" office:value="-0.05689" calcext:value-type="float">
            <text:p>-0,05689</text:p>
          </table:table-cell>
          <table:table-cell table:formula="of:=[.C2]/[.B2]" office:value-type="float" office:value="-1.42225" calcext:value-type="float">
            <text:p>-1,42225</text:p>
          </table:table-cell>
          <table:table-cell office:value-type="float" office:value="-1" calcext:value-type="float">
            <text:p>-1,00000</text:p>
          </table:table-cell>
          <table:table-cell table:formula="of:=[.E2]-[.D2]" office:value-type="float" office:value="0.42225" calcext:value-type="float">
            <text:p>0,42225</text:p>
          </table:table-cell>
          <table:table-cell table:formula="of:=100*([.F2]/[.D2])" office:value-type="float" office:value="-29.6888732641941" calcext:value-type="float">
            <text:p>-29,68887</text:p>
          </table:table-cell>
          <table:table-cell table:formula="of:=[.B2]/[.A2]" office:value-type="float" office:value="0.00004" calcext:value-type="float">
            <text:p>0,00004</text:p>
          </table:table-cell>
          <table:table-cell table:formula="of:=[.B2]/[.H2]" office:value-type="float" office:value="1000" calcext:value-type="float">
            <text:p>1000</text:p>
          </table:table-cell>
          <table:table-cell table:formula="of:=[.C2]/[.A2]" office:value-type="float" office:value="-0.00005689" calcext:value-type="float">
            <text:p>-0,00005689</text:p>
          </table:table-cell>
          <table:table-cell table:formula="of:=[.B2]-[.C2]" office:value-type="float" office:value="0.09689" calcext:value-type="float">
            <text:p>0,09689</text:p>
          </table:table-cell>
          <table:table-cell table:formula="of:=-([.H2]-[.J2])" office:value-type="float" office:value="-0.00009689" calcext:value-type="float">
            <text:p>-0,00009689</text:p>
          </table:table-cell>
          <table:table-cell table:formula="of:=ABS([.K2]/[.L2])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000" calcext:value-type="float">
            <text:p>10 000,00000</text:p>
          </table:table-cell>
          <table:table-cell table:formula="of:=40*10^-3" office:value-type="float" office:value="0.04" calcext:value-type="float">
            <text:p>0,04000</text:p>
          </table:table-cell>
          <table:table-cell table:formula="of:=-56.91*10^-3" office:value-type="float" office:value="-0.05691" calcext:value-type="float">
            <text:p>-0,05691</text:p>
          </table:table-cell>
          <table:table-cell table:formula="of:=[.C3]/[.B3]" office:value-type="float" office:value="-1.42275" calcext:value-type="float">
            <text:p>-1,42275</text:p>
          </table:table-cell>
          <table:table-cell office:value-type="float" office:value="-1" calcext:value-type="float">
            <text:p>-1,00000</text:p>
          </table:table-cell>
          <table:table-cell table:formula="of:=[.E3]-[.D3]" office:value-type="float" office:value="0.42275" calcext:value-type="float">
            <text:p>0,42275</text:p>
          </table:table-cell>
          <table:table-cell table:formula="of:=100*([.F3]/[.D3])" office:value-type="float" office:value="-29.7135828501142" calcext:value-type="float">
            <text:p>-29,71358</text:p>
          </table:table-cell>
          <table:table-cell table:number-columns-repeated="6"/>
        </table:table-row>
        <table:table-row table:style-name="ro1">
          <table:table-cell office:value-type="float" office:value="100000" calcext:value-type="float">
            <text:p>100 000,00000</text:p>
          </table:table-cell>
          <table:table-cell table:formula="of:=40*10^-3" office:value-type="float" office:value="0.04" calcext:value-type="float">
            <text:p>0,04000</text:p>
          </table:table-cell>
          <table:table-cell table:formula="of:=-56.94*10^-3" office:value-type="float" office:value="-0.05694" calcext:value-type="float">
            <text:p>-0,05694</text:p>
          </table:table-cell>
          <table:table-cell table:formula="of:=[.C4]/[.B4]" office:value-type="float" office:value="-1.4235" calcext:value-type="float">
            <text:p>-1,42350</text:p>
          </table:table-cell>
          <table:table-cell office:value-type="float" office:value="-1" calcext:value-type="float">
            <text:p>-1,00000</text:p>
          </table:table-cell>
          <table:table-cell table:formula="of:=[.E4]-[.D4]" office:value-type="float" office:value="0.4235" calcext:value-type="float">
            <text:p>0,42350</text:p>
          </table:table-cell>
          <table:table-cell table:formula="of:=100*([.F4]/[.D4])" office:value-type="float" office:value="-29.7506146821215" calcext:value-type="float">
            <text:p>-29,75061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 000,00000</text:p>
          </table:table-cell>
          <table:table-cell table:formula="of:=400*10^-3" office:value-type="float" office:value="0.4" calcext:value-type="float">
            <text:p>0,40000</text:p>
          </table:table-cell>
          <table:table-cell office:value-type="float" office:value="-0.4163" calcext:value-type="float">
            <text:p>-0,41630</text:p>
          </table:table-cell>
          <table:table-cell table:formula="of:=[.C5]/[.B5]" office:value-type="float" office:value="-1.04075" calcext:value-type="float">
            <text:p>-1,04075</text:p>
          </table:table-cell>
          <table:table-cell office:value-type="float" office:value="-1" calcext:value-type="float">
            <text:p>-1,00000</text:p>
          </table:table-cell>
          <table:table-cell table:formula="of:=[.E5]-[.D5]" office:value-type="float" office:value="0.0407499999999998" calcext:value-type="float">
            <text:p>0,04075</text:p>
          </table:table-cell>
          <table:table-cell table:formula="of:=100*([.F5]/[.D5])" office:value-type="float" office:value="-3.91544559212105" calcext:value-type="float">
            <text:p>-3,91545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 000,00000</text:p>
          </table:table-cell>
          <table:table-cell table:formula="of:=400*10^-3" office:value-type="float" office:value="0.4" calcext:value-type="float">
            <text:p>0,40000</text:p>
          </table:table-cell>
          <table:table-cell office:value-type="float" office:value="-0.4163" calcext:value-type="float">
            <text:p>-0,41630</text:p>
          </table:table-cell>
          <table:table-cell table:formula="of:=[.C6]/[.B6]" office:value-type="float" office:value="-1.04075" calcext:value-type="float">
            <text:p>-1,04075</text:p>
          </table:table-cell>
          <table:table-cell office:value-type="float" office:value="-1" calcext:value-type="float">
            <text:p>-1,00000</text:p>
          </table:table-cell>
          <table:table-cell table:formula="of:=[.E6]-[.D6]" office:value-type="float" office:value="0.0407499999999998" calcext:value-type="float">
            <text:p>0,04075</text:p>
          </table:table-cell>
          <table:table-cell table:formula="of:=100*([.F6]/[.D6])" office:value-type="float" office:value="-3.91544559212105" calcext:value-type="float">
            <text:p>-3,91545</text:p>
          </table:table-cell>
          <table:table-cell table:number-columns-repeated="6"/>
        </table:table-row>
        <table:table-row table:style-name="ro1">
          <table:table-cell office:value-type="float" office:value="100000" calcext:value-type="float">
            <text:p>100 000,00000</text:p>
          </table:table-cell>
          <table:table-cell table:formula="of:=400*10^-3" office:value-type="float" office:value="0.4" calcext:value-type="float">
            <text:p>0,40000</text:p>
          </table:table-cell>
          <table:table-cell office:value-type="float" office:value="-0.4164" calcext:value-type="float">
            <text:p>-0,41640</text:p>
          </table:table-cell>
          <table:table-cell table:formula="of:=[.C7]/[.B7]" office:value-type="float" office:value="-1.041" calcext:value-type="float">
            <text:p>-1,04100</text:p>
          </table:table-cell>
          <table:table-cell office:value-type="float" office:value="-1" calcext:value-type="float">
            <text:p>-1,00000</text:p>
          </table:table-cell>
          <table:table-cell table:formula="of:=[.E7]-[.D7]" office:value-type="float" office:value="0.0409999999999999" calcext:value-type="float">
            <text:p>0,04100</text:p>
          </table:table-cell>
          <table:table-cell table:formula="of:=100*([.F7]/[.D7])" office:value-type="float" office:value="-3.93852065321805" calcext:value-type="float">
            <text:p>-3,93852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 000,00000</text:p>
          </table:table-cell>
          <table:table-cell office:value-type="float" office:value="4" calcext:value-type="float">
            <text:p>4,00000</text:p>
          </table:table-cell>
          <table:table-cell office:value-type="float" office:value="-4.009" calcext:value-type="float">
            <text:p>-4,00900</text:p>
          </table:table-cell>
          <table:table-cell table:formula="of:=[.C8]/[.B8]" office:value-type="float" office:value="-1.00225" calcext:value-type="float">
            <text:p>-1,00225</text:p>
          </table:table-cell>
          <table:table-cell office:value-type="float" office:value="-1" calcext:value-type="float">
            <text:p>-1,00000</text:p>
          </table:table-cell>
          <table:table-cell table:formula="of:=[.E8]-[.D8]" office:value-type="float" office:value="0.00225000000000009" calcext:value-type="float">
            <text:p>0,00225</text:p>
          </table:table-cell>
          <table:table-cell table:formula="of:=100*([.F8]/[.D8])" office:value-type="float" office:value="-0.224494886505371" calcext:value-type="float">
            <text:p>-0,22449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 000,00000</text:p>
          </table:table-cell>
          <table:table-cell office:value-type="float" office:value="4" calcext:value-type="float">
            <text:p>4,00000</text:p>
          </table:table-cell>
          <table:table-cell office:value-type="float" office:value="-4.01" calcext:value-type="float">
            <text:p>-4,01000</text:p>
          </table:table-cell>
          <table:table-cell table:formula="of:=[.C9]/[.B9]" office:value-type="float" office:value="-1.0025" calcext:value-type="float">
            <text:p>-1,00250</text:p>
          </table:table-cell>
          <table:table-cell office:value-type="float" office:value="-1" calcext:value-type="float">
            <text:p>-1,00000</text:p>
          </table:table-cell>
          <table:table-cell table:formula="of:=[.E9]-[.D9]" office:value-type="float" office:value="0.00249999999999995" calcext:value-type="float">
            <text:p>0,00250</text:p>
          </table:table-cell>
          <table:table-cell table:formula="of:=100*([.F9]/[.D9])" office:value-type="float" office:value="-0.249376558603486" calcext:value-type="float">
            <text:p>-0,24938</text:p>
          </table:table-cell>
          <table:table-cell table:number-columns-repeated="6"/>
        </table:table-row>
        <table:table-row table:style-name="ro1">
          <table:table-cell office:value-type="float" office:value="100000" calcext:value-type="float">
            <text:p>100 000,00000</text:p>
          </table:table-cell>
          <table:table-cell office:value-type="float" office:value="4" calcext:value-type="float">
            <text:p>4,00000</text:p>
          </table:table-cell>
          <table:table-cell office:value-type="float" office:value="-4.011" calcext:value-type="float">
            <text:p>-4,01100</text:p>
          </table:table-cell>
          <table:table-cell table:formula="of:=[.C10]/[.B10]" office:value-type="float" office:value="-1.00275" calcext:value-type="float">
            <text:p>-1,00275</text:p>
          </table:table-cell>
          <table:table-cell office:value-type="float" office:value="-1" calcext:value-type="float">
            <text:p>-1,00000</text:p>
          </table:table-cell>
          <table:table-cell table:formula="of:=[.E10]-[.D10]" office:value-type="float" office:value="0.00275000000000003" calcext:value-type="float">
            <text:p>0,00275</text:p>
          </table:table-cell>
          <table:table-cell table:formula="of:=100*([.F10]/[.D10])" office:value-type="float" office:value="-0.274245823984047" calcext:value-type="float">
            <text:p>-0,27425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u jmenovité</text:p>
          </table:table-cell>
          <table:table-cell office:value-type="string" calcext:value-type="string">
            <text:p>R2 (Ohm)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Au skutečné</text:p>
          </table:table-cell>
          <table:table-cell office:value-type="string" calcext:value-type="string">
            <text:p>Delta Au</text:p>
          </table:table-cell>
          <table:table-cell office:value-type="string" calcext:value-type="string">
            <text:p>delta Au</text:p>
          </table:table-cell>
          <table:table-cell table:number-columns-repeated="6"/>
        </table:table-row>
        <table:table-row table:style-name="ro1">
          <table:table-cell office:value-type="float" office:value="-1" calcext:value-type="float">
            <text:p>-1,00000</text:p>
          </table:table-cell>
          <table:table-cell office:value-type="float" office:value="1000" calcext:value-type="float">
            <text:p>1 000,00000</text:p>
          </table:table-cell>
          <table:table-cell table:formula="of:=40*10^-3" office:value-type="float" office:value="0.04" calcext:value-type="float">
            <text:p>0,04000</text:p>
          </table:table-cell>
          <table:table-cell table:formula="of:=-56.82*10^-3" office:value-type="float" office:value="-0.05682" calcext:value-type="float">
            <text:p>-0,05682</text:p>
          </table:table-cell>
          <table:table-cell table:formula="of:=[.D13]/[.C13]" office:value-type="float" office:value="-1.4205" calcext:value-type="float">
            <text:p>-1,42050</text:p>
          </table:table-cell>
          <table:table-cell table:formula="of:=[.A13]-[.E13]" office:value-type="float" office:value="0.4205" calcext:value-type="float">
            <text:p>0,42050</text:p>
          </table:table-cell>
          <table:table-cell table:formula="of:=100*([.F13]/[.E13])" office:value-type="float" office:value="-29.6022527279127" calcext:value-type="float">
            <text:p>-29,60225</text:p>
          </table:table-cell>
          <table:table-cell table:number-columns-repeated="6"/>
        </table:table-row>
        <table:table-row table:style-name="ro1">
          <table:table-cell office:value-type="float" office:value="-10" calcext:value-type="float">
            <text:p>-10,00000</text:p>
          </table:table-cell>
          <table:table-cell office:value-type="float" office:value="10000" calcext:value-type="float">
            <text:p>10 000,00000</text:p>
          </table:table-cell>
          <table:table-cell table:formula="of:=40*10^-3" office:value-type="float" office:value="0.04" calcext:value-type="float">
            <text:p>0,04000</text:p>
          </table:table-cell>
          <table:table-cell office:value-type="float" office:value="-0.5682" calcext:value-type="float">
            <text:p>-0,56820</text:p>
          </table:table-cell>
          <table:table-cell table:formula="of:=[.D14]/[.C14]" office:value-type="float" office:value="-14.205" calcext:value-type="float">
            <text:p>-14,20500</text:p>
          </table:table-cell>
          <table:table-cell table:formula="of:=[.A14]-[.E14]" office:value-type="float" office:value="4.205" calcext:value-type="float">
            <text:p>4,20500</text:p>
          </table:table-cell>
          <table:table-cell table:formula="of:=100*([.F14]/[.E14])" office:value-type="float" office:value="-29.6022527279127" calcext:value-type="float">
            <text:p>-29,60225</text:p>
          </table:table-cell>
          <table:table-cell table:number-columns-repeated="6"/>
        </table:table-row>
        <table:table-row table:style-name="ro1">
          <table:table-cell office:value-type="float" office:value="-100" calcext:value-type="float">
            <text:p>-100,00000</text:p>
          </table:table-cell>
          <table:table-cell office:value-type="float" office:value="100000" calcext:value-type="float">
            <text:p>100 000,00000</text:p>
          </table:table-cell>
          <table:table-cell table:formula="of:=40*10^-3" office:value-type="float" office:value="0.04" calcext:value-type="float">
            <text:p>0,04000</text:p>
          </table:table-cell>
          <table:table-cell office:value-type="float" office:value="-5.682" calcext:value-type="float">
            <text:p>-5,68200</text:p>
          </table:table-cell>
          <table:table-cell table:formula="of:=[.D15]/[.C15]" office:value-type="float" office:value="-142.05" calcext:value-type="float">
            <text:p>-142,05000</text:p>
          </table:table-cell>
          <table:table-cell table:formula="of:=[.A15]-[.E15]" office:value-type="float" office:value="42.05" calcext:value-type="float">
            <text:p>42,05000</text:p>
          </table:table-cell>
          <table:table-cell table:formula="of:=100*([.F15]/[.E15])" office:value-type="float" office:value="-29.6022527279127" calcext:value-type="float">
            <text:p>-29,60225</text:p>
          </table:table-cell>
          <table:table-cell table:number-columns-repeated="6"/>
        </table:table-row>
      </table:table>
      <table:table table:name="Neinvertující" table:style-name="ta1">
        <table:table-column table:style-name="co1" table:default-cell-style-name="ce2"/>
        <table:table-column table:style-name="co2" table:default-cell-style-name="ce2"/>
        <table:table-column table:style-name="co5" table:default-cell-style-name="ce2"/>
        <table:table-column table:style-name="co4" table:default-cell-style-name="ce2"/>
        <table:table-column table:style-name="co8" table:number-columns-repeated="3" table:default-cell-style-name="ce2"/>
        <table:table-row table:style-name="ro1">
          <table:table-cell office:value-type="string" calcext:value-type="string">
            <text:p>R1 = R2 (Ohm)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Au skutečný</text:p>
          </table:table-cell>
          <table:table-cell office:value-type="string" calcext:value-type="string">
            <text:p>Au jmenovité</text:p>
          </table:table-cell>
          <table:table-cell office:value-type="string" calcext:value-type="string">
            <text:p>Delta Au</text:p>
          </table:table-cell>
          <table:table-cell office:value-type="string" calcext:value-type="string">
            <text:p>delta Au</text:p>
          </table:table-cell>
        </table:table-row>
        <table:table-row table:style-name="ro1">
          <table:table-cell office:value-type="float" office:value="1000" calcext:value-type="float">
            <text:p>1000,00000</text:p>
          </table:table-cell>
          <table:table-cell table:formula="of:=40*10^-3" office:value-type="float" office:value="0.04" calcext:value-type="float">
            <text:p>0,04000</text:p>
          </table:table-cell>
          <table:table-cell office:value-type="float" office:value="0.1129" calcext:value-type="float">
            <text:p>0,11290</text:p>
          </table:table-cell>
          <table:table-cell table:formula="of:=[.C2]/[.B2]" office:value-type="float" office:value="2.8225" calcext:value-type="float">
            <text:p>2,82250</text:p>
          </table:table-cell>
          <table:table-cell office:value-type="float" office:value="2" calcext:value-type="float">
            <text:p>2,00000</text:p>
          </table:table-cell>
          <table:table-cell table:formula="of:=[.E2]-[.D2]" office:value-type="float" office:value="-0.8225" calcext:value-type="float">
            <text:p>-0,82250</text:p>
          </table:table-cell>
          <table:table-cell table:formula="of:=100*([.F2]/[.D2])" office:value-type="float" office:value="-29.140832595217" calcext:value-type="float">
            <text:p>-29,14083</text:p>
          </table:table-cell>
        </table:table-row>
        <table:table-row table:style-name="ro1">
          <table:table-cell office:value-type="float" office:value="10000" calcext:value-type="float">
            <text:p>10000,00000</text:p>
          </table:table-cell>
          <table:table-cell table:formula="of:=40*10^-3" office:value-type="float" office:value="0.04" calcext:value-type="float">
            <text:p>0,04000</text:p>
          </table:table-cell>
          <table:table-cell office:value-type="float" office:value="0.1129" calcext:value-type="float">
            <text:p>0,11290</text:p>
          </table:table-cell>
          <table:table-cell table:formula="of:=[.C3]/[.B3]" office:value-type="float" office:value="2.8225" calcext:value-type="float">
            <text:p>2,82250</text:p>
          </table:table-cell>
          <table:table-cell office:value-type="float" office:value="2" calcext:value-type="float">
            <text:p>2,00000</text:p>
          </table:table-cell>
          <table:table-cell table:formula="of:=[.E3]-[.D3]" office:value-type="float" office:value="-0.8225" calcext:value-type="float">
            <text:p>-0,82250</text:p>
          </table:table-cell>
          <table:table-cell table:formula="of:=100*([.F3]/[.D3])" office:value-type="float" office:value="-29.140832595217" calcext:value-type="float">
            <text:p>-29,14083</text:p>
          </table:table-cell>
        </table:table-row>
        <table:table-row table:style-name="ro1">
          <table:table-cell office:value-type="float" office:value="100000" calcext:value-type="float">
            <text:p>100000,00000</text:p>
          </table:table-cell>
          <table:table-cell table:formula="of:=40*10^-3" office:value-type="float" office:value="0.04" calcext:value-type="float">
            <text:p>0,04000</text:p>
          </table:table-cell>
          <table:table-cell office:value-type="float" office:value="0.1129" calcext:value-type="float">
            <text:p>0,11290</text:p>
          </table:table-cell>
          <table:table-cell table:formula="of:=[.C4]/[.B4]" office:value-type="float" office:value="2.8225" calcext:value-type="float">
            <text:p>2,82250</text:p>
          </table:table-cell>
          <table:table-cell office:value-type="float" office:value="2" calcext:value-type="float">
            <text:p>2,00000</text:p>
          </table:table-cell>
          <table:table-cell table:formula="of:=[.E4]-[.D4]" office:value-type="float" office:value="-0.8225" calcext:value-type="float">
            <text:p>-0,82250</text:p>
          </table:table-cell>
          <table:table-cell table:formula="of:=100*([.F4]/[.D4])" office:value-type="float" office:value="-29.140832595217" calcext:value-type="float">
            <text:p>-29,14083</text:p>
          </table:table-cell>
        </table:table-row>
        <table:table-row table:style-name="ro1">
          <table:table-cell office:value-type="float" office:value="1000" calcext:value-type="float">
            <text:p>1000,00000</text:p>
          </table:table-cell>
          <table:table-cell table:formula="of:=400*10^-3" office:value-type="float" office:value="0.4" calcext:value-type="float">
            <text:p>0,40000</text:p>
          </table:table-cell>
          <table:table-cell office:value-type="float" office:value="0.8318" calcext:value-type="float">
            <text:p>0,83180</text:p>
          </table:table-cell>
          <table:table-cell table:formula="of:=[.C5]/[.B5]" office:value-type="float" office:value="2.0795" calcext:value-type="float">
            <text:p>2,07950</text:p>
          </table:table-cell>
          <table:table-cell office:value-type="float" office:value="2" calcext:value-type="float">
            <text:p>2,00000</text:p>
          </table:table-cell>
          <table:table-cell table:formula="of:=[.E5]-[.D5]" office:value-type="float" office:value="-0.0794999999999999" calcext:value-type="float">
            <text:p>-0,07950</text:p>
          </table:table-cell>
          <table:table-cell table:formula="of:=100*([.F5]/[.D5])" office:value-type="float" office:value="-3.8230343832652" calcext:value-type="float">
            <text:p>-3,82303</text:p>
          </table:table-cell>
        </table:table-row>
        <table:table-row table:style-name="ro1">
          <table:table-cell office:value-type="float" office:value="10000" calcext:value-type="float">
            <text:p>10000,00000</text:p>
          </table:table-cell>
          <table:table-cell table:formula="of:=400*10^-3" office:value-type="float" office:value="0.4" calcext:value-type="float">
            <text:p>0,40000</text:p>
          </table:table-cell>
          <table:table-cell office:value-type="float" office:value="0.8318" calcext:value-type="float">
            <text:p>0,83180</text:p>
          </table:table-cell>
          <table:table-cell table:formula="of:=[.C6]/[.B6]" office:value-type="float" office:value="2.0795" calcext:value-type="float">
            <text:p>2,07950</text:p>
          </table:table-cell>
          <table:table-cell office:value-type="float" office:value="2" calcext:value-type="float">
            <text:p>2,00000</text:p>
          </table:table-cell>
          <table:table-cell table:formula="of:=[.E6]-[.D6]" office:value-type="float" office:value="-0.0794999999999999" calcext:value-type="float">
            <text:p>-0,07950</text:p>
          </table:table-cell>
          <table:table-cell table:formula="of:=100*([.F6]/[.D6])" office:value-type="float" office:value="-3.8230343832652" calcext:value-type="float">
            <text:p>-3,82303</text:p>
          </table:table-cell>
        </table:table-row>
        <table:table-row table:style-name="ro1">
          <table:table-cell office:value-type="float" office:value="100000" calcext:value-type="float">
            <text:p>100000,00000</text:p>
          </table:table-cell>
          <table:table-cell table:formula="of:=400*10^-3" office:value-type="float" office:value="0.4" calcext:value-type="float">
            <text:p>0,40000</text:p>
          </table:table-cell>
          <table:table-cell office:value-type="float" office:value="0.8317" calcext:value-type="float">
            <text:p>0,83170</text:p>
          </table:table-cell>
          <table:table-cell table:formula="of:=[.C7]/[.B7]" office:value-type="float" office:value="2.07925" calcext:value-type="float">
            <text:p>2,07925</text:p>
          </table:table-cell>
          <table:table-cell office:value-type="float" office:value="2" calcext:value-type="float">
            <text:p>2,00000</text:p>
          </table:table-cell>
          <table:table-cell table:formula="of:=[.E7]-[.D7]" office:value-type="float" office:value="-0.07925" calcext:value-type="float">
            <text:p>-0,07925</text:p>
          </table:table-cell>
          <table:table-cell table:formula="of:=100*([.F7]/[.D7])" office:value-type="float" office:value="-3.81147048214501" calcext:value-type="float">
            <text:p>-3,81147</text:p>
          </table:table-cell>
        </table:table-row>
        <table:table-row table:style-name="ro1">
          <table:table-cell office:value-type="float" office:value="1000" calcext:value-type="float">
            <text:p>1000,00000</text:p>
          </table:table-cell>
          <table:table-cell office:value-type="float" office:value="4" calcext:value-type="float">
            <text:p>4,00000</text:p>
          </table:table-cell>
          <table:table-cell office:value-type="float" office:value="8.02" calcext:value-type="float">
            <text:p>8,02000</text:p>
          </table:table-cell>
          <table:table-cell table:formula="of:=[.C8]/[.B8]" office:value-type="float" office:value="2.005" calcext:value-type="float">
            <text:p>2,00500</text:p>
          </table:table-cell>
          <table:table-cell office:value-type="float" office:value="2" calcext:value-type="float">
            <text:p>2,00000</text:p>
          </table:table-cell>
          <table:table-cell table:formula="of:=[.E8]-[.D8]" office:value-type="float" office:value="-0.00499999999999989" calcext:value-type="float">
            <text:p>-0,00500</text:p>
          </table:table-cell>
          <table:table-cell table:formula="of:=100*([.F8]/[.D8])" office:value-type="float" office:value="-0.249376558603486" calcext:value-type="float">
            <text:p>-0,24938</text:p>
          </table:table-cell>
        </table:table-row>
        <table:table-row table:style-name="ro1">
          <table:table-cell office:value-type="float" office:value="10000" calcext:value-type="float">
            <text:p>10000,00000</text:p>
          </table:table-cell>
          <table:table-cell office:value-type="float" office:value="4" calcext:value-type="float">
            <text:p>4,00000</text:p>
          </table:table-cell>
          <table:table-cell office:value-type="float" office:value="8.02" calcext:value-type="float">
            <text:p>8,02000</text:p>
          </table:table-cell>
          <table:table-cell table:formula="of:=[.C9]/[.B9]" office:value-type="float" office:value="2.005" calcext:value-type="float">
            <text:p>2,00500</text:p>
          </table:table-cell>
          <table:table-cell office:value-type="float" office:value="2" calcext:value-type="float">
            <text:p>2,00000</text:p>
          </table:table-cell>
          <table:table-cell table:formula="of:=[.E9]-[.D9]" office:value-type="float" office:value="-0.00499999999999989" calcext:value-type="float">
            <text:p>-0,00500</text:p>
          </table:table-cell>
          <table:table-cell table:formula="of:=100*([.F9]/[.D9])" office:value-type="float" office:value="-0.249376558603486" calcext:value-type="float">
            <text:p>-0,24938</text:p>
          </table:table-cell>
        </table:table-row>
        <table:table-row table:style-name="ro1">
          <table:table-cell office:value-type="float" office:value="100000" calcext:value-type="float">
            <text:p>100000,00000</text:p>
          </table:table-cell>
          <table:table-cell office:value-type="float" office:value="4" calcext:value-type="float">
            <text:p>4,00000</text:p>
          </table:table-cell>
          <table:table-cell office:value-type="float" office:value="8.018" calcext:value-type="float">
            <text:p>8,01800</text:p>
          </table:table-cell>
          <table:table-cell table:formula="of:=[.C10]/[.B10]" office:value-type="float" office:value="2.0045" calcext:value-type="float">
            <text:p>2,00450</text:p>
          </table:table-cell>
          <table:table-cell office:value-type="float" office:value="2" calcext:value-type="float">
            <text:p>2,00000</text:p>
          </table:table-cell>
          <table:table-cell table:formula="of:=[.E10]-[.D10]" office:value-type="float" office:value="-0.00450000000000017" calcext:value-type="float">
            <text:p>-0,00450</text:p>
          </table:table-cell>
          <table:table-cell table:formula="of:=100*([.F10]/[.D10])" office:value-type="float" office:value="-0.224494886505371" calcext:value-type="float">
            <text:p>-0,2244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u jmenovité</text:p>
          </table:table-cell>
          <table:table-cell office:value-type="string" calcext:value-type="string">
            <text:p>R2 (Ohm)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Au skutečné</text:p>
          </table:table-cell>
          <table:table-cell office:value-type="string" calcext:value-type="string">
            <text:p>Delta Au</text:p>
          </table:table-cell>
          <table:table-cell office:value-type="string" calcext:value-type="string">
            <text:p>delta Au</text:p>
          </table:table-cell>
        </table:table-row>
        <table:table-row table:style-name="ro1">
          <table:table-cell office:value-type="float" office:value="2" calcext:value-type="float">
            <text:p>2,00000</text:p>
          </table:table-cell>
          <table:table-cell office:value-type="float" office:value="1000" calcext:value-type="float">
            <text:p>1000,00000</text:p>
          </table:table-cell>
          <table:table-cell table:formula="of:=40*10^-3" office:value-type="float" office:value="0.04" calcext:value-type="float">
            <text:p>0,04000</text:p>
          </table:table-cell>
          <table:table-cell office:value-type="float" office:value="0.114" calcext:value-type="float">
            <text:p>0,11400</text:p>
          </table:table-cell>
          <table:table-cell table:formula="of:=[.D13]/[.C13]" office:value-type="float" office:value="2.85" calcext:value-type="float">
            <text:p>2,85000</text:p>
          </table:table-cell>
          <table:table-cell table:formula="of:=[.A13]-[.E13]" office:value-type="float" office:value="-0.85" calcext:value-type="float">
            <text:p>-0,85000</text:p>
          </table:table-cell>
          <table:table-cell table:formula="of:=100*([.F13]/[.E13])" office:value-type="float" office:value="-29.8245614035088" calcext:value-type="float">
            <text:p>-29,82456</text:p>
          </table:table-cell>
        </table:table-row>
        <table:table-row table:style-name="ro1">
          <table:table-cell office:value-type="float" office:value="11" calcext:value-type="float">
            <text:p>11,00000</text:p>
          </table:table-cell>
          <table:table-cell office:value-type="float" office:value="10000" calcext:value-type="float">
            <text:p>10000,00000</text:p>
          </table:table-cell>
          <table:table-cell table:formula="of:=40*10^-3" office:value-type="float" office:value="0.04" calcext:value-type="float">
            <text:p>0,04000</text:p>
          </table:table-cell>
          <table:table-cell office:value-type="float" office:value="0.624" calcext:value-type="float">
            <text:p>0,62400</text:p>
          </table:table-cell>
          <table:table-cell table:formula="of:=[.D14]/[.C14]" office:value-type="float" office:value="15.6" calcext:value-type="float">
            <text:p>15,60000</text:p>
          </table:table-cell>
          <table:table-cell table:formula="of:=[.A14]-[.E14]" office:value-type="float" office:value="-4.6" calcext:value-type="float">
            <text:p>-4,60000</text:p>
          </table:table-cell>
          <table:table-cell table:formula="of:=100*([.F14]/[.E14])" office:value-type="float" office:value="-29.4871794871795" calcext:value-type="float">
            <text:p>-29,48718</text:p>
          </table:table-cell>
        </table:table-row>
        <table:table-row table:style-name="ro1">
          <table:table-cell office:value-type="float" office:value="101" calcext:value-type="float">
            <text:p>101,00000</text:p>
          </table:table-cell>
          <table:table-cell office:value-type="float" office:value="100000" calcext:value-type="float">
            <text:p>100000,00000</text:p>
          </table:table-cell>
          <table:table-cell table:formula="of:=40*10^-3" office:value-type="float" office:value="0.04" calcext:value-type="float">
            <text:p>0,04000</text:p>
          </table:table-cell>
          <table:table-cell office:value-type="float" office:value="5.724" calcext:value-type="float">
            <text:p>5,72400</text:p>
          </table:table-cell>
          <table:table-cell table:formula="of:=[.D15]/[.C15]" office:value-type="float" office:value="143.1" calcext:value-type="float">
            <text:p>143,10000</text:p>
          </table:table-cell>
          <table:table-cell table:formula="of:=[.A15]-[.E15]" office:value-type="float" office:value="-42.1" calcext:value-type="float">
            <text:p>-42,10000</text:p>
          </table:table-cell>
          <table:table-cell table:formula="of:=100*([.F15]/[.E15])" office:value-type="float" office:value="-29.4199860237596" calcext:value-type="float">
            <text:p>-29,4199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Au jmenovité</text:p>
          </table:table-cell>
          <table:table-cell office:value-type="string" calcext:value-type="string">
            <text:p>Au skutečný</text:p>
          </table:table-cell>
          <table:table-cell office:value-type="string" calcext:value-type="string">
            <text:p>Delta Au</text:p>
          </table:table-cell>
          <table:table-cell office:value-type="string" calcext:value-type="string">
            <text:p>delta Au</text:p>
          </table:table-cell>
          <table:table-cell/>
        </table:table-row>
        <table:table-row table:style-name="ro1">
          <table:table-cell office:value-type="float" office:value="0.04" calcext:value-type="float">
            <text:p>0,04000</text:p>
          </table:table-cell>
          <table:table-cell office:value-type="float" office:value="0.0567" calcext:value-type="float">
            <text:p>0,05670</text:p>
          </table:table-cell>
          <table:table-cell office:value-type="float" office:value="1" calcext:value-type="float">
            <text:p>1,00000</text:p>
          </table:table-cell>
          <table:table-cell table:formula="of:=[.B18]/[.A18]" office:value-type="float" office:value="1.4175" calcext:value-type="float">
            <text:p>1,41750</text:p>
          </table:table-cell>
          <table:table-cell table:formula="of:=[.C18]-[.D18]" office:value-type="float" office:value="-0.4175" calcext:value-type="float">
            <text:p>-0,41750</text:p>
          </table:table-cell>
          <table:table-cell table:formula="of:=100*([.E18]/[.D18])" office:value-type="float" office:value="-29.4532627865961" calcext:value-type="float">
            <text:p>-29,45326</text:p>
          </table:table-cell>
          <table:table-cell/>
        </table:table-row>
        <table:table-row table:style-name="ro1">
          <table:table-cell office:value-type="float" office:value="0.4" calcext:value-type="float">
            <text:p>0,40000</text:p>
          </table:table-cell>
          <table:table-cell office:value-type="float" office:value="0.4162" calcext:value-type="float">
            <text:p>0,41620</text:p>
          </table:table-cell>
          <table:table-cell office:value-type="float" office:value="1" calcext:value-type="float">
            <text:p>1,00000</text:p>
          </table:table-cell>
          <table:table-cell table:formula="of:=[.B19]/[.A19]" office:value-type="float" office:value="1.0405" calcext:value-type="float">
            <text:p>1,04050</text:p>
          </table:table-cell>
          <table:table-cell table:formula="of:=[.C19]-[.D19]" office:value-type="float" office:value="-0.0405" calcext:value-type="float">
            <text:p>-0,04050</text:p>
          </table:table-cell>
          <table:table-cell table:formula="of:=100*([.E19]/[.D19])" office:value-type="float" office:value="-3.89235944257568" calcext:value-type="float">
            <text:p>-3,89236</text:p>
          </table:table-cell>
          <table:table-cell/>
        </table:table-row>
        <table:table-row table:style-name="ro1">
          <table:table-cell office:value-type="float" office:value="4" calcext:value-type="float">
            <text:p>4,00000</text:p>
          </table:table-cell>
          <table:table-cell office:value-type="float" office:value="4.011" calcext:value-type="float">
            <text:p>4,01100</text:p>
          </table:table-cell>
          <table:table-cell office:value-type="float" office:value="1" calcext:value-type="float">
            <text:p>1,00000</text:p>
          </table:table-cell>
          <table:table-cell table:formula="of:=[.B20]/[.A20]" office:value-type="float" office:value="1.00275" calcext:value-type="float">
            <text:p>1,00275</text:p>
          </table:table-cell>
          <table:table-cell table:formula="of:=[.C20]-[.D20]" office:value-type="float" office:value="-0.00275000000000003" calcext:value-type="float">
            <text:p>-0,00275</text:p>
          </table:table-cell>
          <table:table-cell table:formula="of:=100*([.E20]/[.D20])" office:value-type="float" office:value="-0.274245823984047" calcext:value-type="float">
            <text:p>-0,2742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5">
      <number:number number:decimal-places="5" number:min-decimal-places="5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5">00.00.0000</text:date>, <text:time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5T14:32:29.497710071</meta:creation-date>
    <dc:date>2024-04-25T15:52:28.713146982</dc:date>
    <meta:editing-duration>PT1H19M58S</meta:editing-duration>
    <meta:editing-cycles>2</meta:editing-cycles>
    <meta:generator>LibreOffice/7.5.9.2$Linux_X86_64 LibreOffice_project/50$Build-2</meta:generator>
    <meta:document-statistic meta:table-count="2" meta:cell-count="232" meta:object-count="0"/>
  </office:meta>
</office:document-meta>
</file>